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202b4"/>
    </style:style>
    <style:style style:name="P5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6" style:family="paragraph" style:parent-style-name="Body" style:list-style-name="WW8Num1"/>
    <style:style style:name="P7" style:family="paragraph" style:parent-style-name="Body" style:list-style-name="WW8Num1">
      <style:text-properties officeooo:paragraph-rsid="001c61e5"/>
    </style:style>
    <style:style style:name="P8" style:family="paragraph" style:parent-style-name="Body" style:list-style-name="WW8Num1">
      <style:text-properties officeooo:paragraph-rsid="001d4365"/>
    </style:style>
    <style:style style:name="P9" style:family="paragraph" style:parent-style-name="Body" style:list-style-name="WW8Num1">
      <style:text-properties style:text-underline-style="none"/>
    </style:style>
    <style:style style:name="P10" style:family="paragraph" style:parent-style-name="Body">
      <style:text-properties officeooo:paragraph-rsid="003ee36a"/>
    </style:style>
    <style:style style:name="P11" style:family="paragraph" style:parent-style-name="Body_20_Text" style:list-style-name="L1">
      <style:paragraph-properties fo:text-align="start" style:justify-single-word="false"/>
      <style:text-properties officeooo:rsid="0024cafd" officeooo:paragraph-rsid="002e1556"/>
    </style:style>
    <style:style style:name="P12" style:family="paragraph" style:parent-style-name="Body_20_Text" style:list-style-name="L1">
      <style:paragraph-properties fo:text-align="start" style:justify-single-word="false"/>
      <style:text-properties officeooo:rsid="0024cafd" officeooo:paragraph-rsid="0032f8e9"/>
    </style:style>
    <style:style style:name="P13" style:family="paragraph" style:parent-style-name="Body_20_Text" style:list-style-name="L1">
      <style:paragraph-properties fo:text-align="start" style:justify-single-word="false"/>
      <style:text-properties officeooo:rsid="0024cafd" officeooo:paragraph-rsid="0036a7fe"/>
    </style:style>
    <style:style style:name="P14" style:family="paragraph" style:parent-style-name="Body_20_Text" style:list-style-name="L2">
      <style:paragraph-properties fo:text-align="start" style:justify-single-word="false"/>
      <style:text-properties officeooo:paragraph-rsid="002379e6"/>
    </style:style>
    <style:style style:name="P15" style:family="paragraph" style:parent-style-name="Body_20_Text" style:list-style-name="L2">
      <style:paragraph-properties fo:text-align="start" style:justify-single-word="false"/>
      <style:text-properties officeooo:paragraph-rsid="00404e26"/>
    </style:style>
    <style:style style:name="P16" style:family="paragraph" style:parent-style-name="Body_20_Text" style:list-style-name="L2">
      <style:paragraph-properties fo:text-align="start" style:justify-single-word="false"/>
      <style:text-properties officeooo:paragraph-rsid="00413500"/>
    </style:style>
    <style:style style:name="P17" style:family="paragraph" style:parent-style-name="Body_20_Text">
      <style:paragraph-properties fo:text-align="start" style:justify-single-word="false"/>
      <style:text-properties officeooo:paragraph-rsid="002379e6"/>
    </style:style>
    <style:style style:name="P18" style:family="paragraph" style:parent-style-name="Body_20_Text">
      <style:text-properties officeooo:paragraph-rsid="00404e26"/>
    </style:style>
    <style:style style:name="P19" style:family="paragraph" style:parent-style-name="Heading_20_2">
      <style:text-properties officeooo:paragraph-rsid="0024cafd"/>
    </style:style>
    <style:style style:name="P20" style:family="paragraph" style:parent-style-name="Heading_20_3">
      <style:text-properties officeooo:paragraph-rsid="002379e6"/>
    </style:style>
    <style:style style:name="P21" style:family="paragraph" style:parent-style-name="Heading_20_3">
      <style:text-properties officeooo:paragraph-rsid="001c61e5"/>
    </style:style>
    <style:style style:name="P22" style:family="paragraph" style:parent-style-name="Heading_20_3">
      <style:text-properties officeooo:paragraph-rsid="00404e2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fo:language="en" fo:country="US" officeooo:rsid="003ee36a"/>
    </style:style>
    <style:style style:name="T4" style:family="text">
      <style:text-properties style:font-name="Times New Roman" fo:language="nl" fo:country="NL" style:font-name-complex="Times New Roman"/>
    </style:style>
    <style:style style:name="T5" style:family="text">
      <style:text-properties style:font-name="Times New Roman" fo:language="en" fo:country="US" style:font-name-complex="Times New Roman" style:text-emphasize="none"/>
    </style:style>
    <style:style style:name="T6" style:family="text">
      <style:text-properties style:font-name="Times New Roman" fo:language="en" fo:country="US" officeooo:rsid="002202b4" style:font-name-complex="Times New Roman" style:text-emphasize="none"/>
    </style:style>
    <style:style style:name="T7" style:family="text">
      <style:text-properties style:font-name="Times New Roman" fo:language="en" fo:country="US" fo:font-style="italic" officeooo:rsid="002202b4" style:font-style-asian="italic" style:font-name-complex="Times New Roman" style:font-style-complex="italic" style:text-emphasize="none"/>
    </style:style>
    <style:style style:name="T8" style:family="text">
      <style:text-properties fo:language="de" fo:country="DE"/>
    </style:style>
    <style:style style:name="T9" style:family="text">
      <style:text-properties style:rfc-language-tag="es-ES-u-co-trad" fo:language="es" fo:country="ES"/>
    </style:style>
    <style:style style:name="T10" style:family="text">
      <style:text-properties style:rfc-language-tag="es-ES-u-co-trad" fo:language="es" fo:country="ES" officeooo:rsid="00270ea9"/>
    </style:style>
    <style:style style:name="T11" style:family="text">
      <style:text-properties style:rfc-language-tag="es-ES-u-co-trad" fo:language="es" fo:country="ES" officeooo:rsid="003d9811"/>
    </style:style>
    <style:style style:name="T12" style:family="text">
      <style:text-properties fo:language="it" fo:country="IT"/>
    </style:style>
    <style:style style:name="T13" style:family="text">
      <style:text-properties fo:language="it" fo:country="IT" officeooo:rsid="00270ea9"/>
    </style:style>
    <style:style style:name="T14" style:family="text">
      <style:text-properties fo:language="it" fo:country="IT" officeooo:rsid="003ee36a"/>
    </style:style>
    <style:style style:name="T15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6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7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8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3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4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5" style:family="text">
      <style:text-properties fo:font-variant="normal" fo:text-transform="none" fo:color="#000000" loext:opacity="100%" fo:letter-spacing="normal"/>
    </style:style>
    <style:style style:name="T26" style:family="text">
      <style:text-properties fo:font-variant="normal" fo:text-transform="none" fo:color="#000000" loext:opacity="100%" fo:letter-spacing="normal" fo:language="en" fo:country="US"/>
    </style:style>
    <style:style style:name="T27" style:family="text">
      <style:text-properties fo:font-variant="normal" fo:text-transform="none" fo:color="#000000" loext:opacity="100%" fo:letter-spacing="normal" fo:language="it" fo:country="IT"/>
    </style:style>
    <style:style style:name="T28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413500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41350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7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38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39" style:family="text">
      <style:text-properties fo:language="pt" fo:country="PT"/>
    </style:style>
    <style:style style:name="T40" style:family="text">
      <style:text-properties fo:language="fr" fo:country="FR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officeooo:rsid="001d4365"/>
    </style:style>
    <style:style style:name="T43" style:family="text">
      <style:text-properties fo:color="#000000" loext:opacity="100%" fo:language="de" fo:country="DE" style:text-underline-style="none" fo:font-weight="normal" style:font-weight-asian="normal" style:font-weight-complex="normal"/>
    </style:style>
    <style:style style:name="T44" style:family="text">
      <style:text-properties fo:color="#000000" loext:opacity="100%" fo:language="de" fo:country="DE" fo:font-style="italic" style:text-underline-style="none" fo:font-weight="normal" officeooo:rsid="002202b4" style:font-style-asian="italic" style:font-weight-asian="normal" style:font-style-complex="italic" style:font-weight-complex="normal"/>
    </style:style>
    <style:style style:name="T45" style:family="text">
      <style:text-properties fo:color="#000000" loext:opacity="100%" fo:language="en" fo:country="US" style:text-underline-style="none" fo:font-weight="normal" officeooo:rsid="0021f005" style:font-weight-asian="normal" style:font-weight-complex="normal"/>
    </style:style>
    <style:style style:name="T46" style:family="text">
      <style:text-properties fo:color="#000000" loext:opacity="100%" style:font-name="Times New Roman" fo:language="en" fo:country="US" fo:font-style="italic" style:text-underline-style="none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47" style:family="text">
      <style:text-properties officeooo:rsid="0032f8e9"/>
    </style:style>
    <style:style style:name="T48" style:family="text">
      <style:text-properties fo:color="#342a06" loext:opacity="100%" style:font-name="Courier New" fo:font-size="10pt" fo:font-weight="normal" fo:background-color="#efefef" loext:char-shading-value="0" style:font-size-asian="10pt" style:font-weight-asian="normal" style:font-size-complex="10pt" style:font-weight-complex="normal"/>
    </style:style>
    <style:style style:name="T49" style:family="text">
      <style:text-properties fo:color="#342a06" loext:opacity="100%" style:font-name="Courier New" fo:font-size="10pt" fo:font-weight="normal" officeooo:rsid="002a4df1" fo:background-color="#efefef" loext:char-shading-value="0" style:font-size-asian="10pt" style:font-weight-asian="normal" style:font-size-complex="10pt" style:font-weight-complex="normal"/>
    </style:style>
    <style:style style:name="T50" style:family="text">
      <style:text-properties fo:color="#342a06" loext:opacity="100%" style:font-name="Courier New" fo:font-size="10pt" officeooo:rsid="0033e45f" style:font-size-asian="10pt" style:font-size-complex="10pt"/>
    </style:style>
    <style:style style:name="T51" style:family="text">
      <style:text-properties officeooo:rsid="003a15ce"/>
    </style:style>
    <style:style style:name="T52" style:family="text">
      <style:text-properties officeooo:rsid="00404e2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Chadwick Boggs →</text:span><text:span text:style-name="T6"> </text:span><text:span text:style-name="T7">Tiffany Timbric</text:span></text:p>
      <text:p text:style-name="P4"><text:span text:style-name="T5">Software </text:span><text:span text:style-name="T6">Programmer/</text:span><text:span text:style-name="T5">Developer/</text:span><text:span text:style-name="T6">Achitect</text:span><text:span text:style-name="T5"><text:line-break/></text:span><text:a xlink:type="simple" xlink:href="mailto:chadwick.boggs@gmail.com" text:style-name="Internet_20_link" text:visited-style-name="Visited_20_Internet_20_Link"><text:span text:style-name="Hyperlink.0">chadwick.boggs@gmail.com</text:span></text:a><text:span text:style-name="Hyperlink.0"><text:span text:style-name="T45"> </text:span></text:span><text:a xlink:type="simple" xlink:href="http://chadwickboggs.com/" text:style-name="Internet_20_link" text:visited-style-name="Visited_20_Internet_20_Link"><text:span text:style-name="Hyperlink.0">http://chadwickboggs.com</text:span></text:a><text:span text:style-name="Hyperlink.0"><text:span text:style-name="T43"> </text:span></text:span><text:span text:style-name="Hyperlink.0"><text:span text:style-name="T46">→</text:span></text:span><text:span text:style-name="Hyperlink.0"><text:span text:style-name="T44"> </text:span></text:span><text:a xlink:type="simple" xlink:href="mailto:tiffany.timbric@gmail.com" text:style-name="Internet_20_link" text:visited-style-name="Visited_20_Internet_20_Link"><text:span text:style-name="Hyperlink.0">tiffany.timbric@gmail.com</text:span></text:a><text:span text:style-name="Hyperlink.0"><text:span text:style-name="T44"> </text:span></text:span><text:a xlink:type="simple" xlink:href="http://tiffanytimbric.com/" text:style-name="Internet_20_link" text:visited-style-name="Visited_20_Internet_20_Link"><text:span text:style-name="Hyperlink.0">http://tiffanytimbric.com</text:span></text:a></text:p>
      <text:p text:style-name="P4"><text:span text:style-name="Hyperlink.0"><text:span text:style-name="T44"/></text:span></text:p>
      <text:h text:style-name="Heading_20_2" text:outline-level="2"><text:span text:style-name="None"><text:span text:style-name="T4">Overview</text:span></text:span></text:h>
      <text:p text:style-name="P10"><text:span text:style-name="None"><text:span text:style-name="T10">I write code, enterprise backend, usually web services, </text:span></text:span><text:span text:style-name="None"><text:span text:style-name="T11">mostly </text:span></text:span><text:span text:style-name="None"><text:span text:style-name="T9">Java</text:span></text:span><text:span text:style-name="None"><text:span text:style-name="T1">/Kotlin/Scala, micro-services, </text:span></text:span><text:span text:style-name="None"><text:span text:style-name="T3">JEE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 / Kubernet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<text:span text:style-name="T9">, </text:span></text:span><text:span text:style-name="None"><text:span text:style-name="T10">relational database SQL</text:span></text:span><text:span text:style-name="None"><text:span text:style-name="T1">, NoSQL, </text:span></text:span><text:span text:style-name="None"><text:span text:style-name="T12">Cassandra, </text:span></text:span><text:span text:style-name="None"><text:span text:style-name="T14">messaging / </text:span></text:span><text:span text:style-name="None"><text:span text:style-name="T13">JMS</text:span></text:span><text:span text:style-name="None"><text:span text:style-name="T12">, Hadoop, </text:span></text:span><text:span text:style-name="None"><text:span text:style-name="T13">Google </text:span></text:span><text:span text:style-name="None"><text:span text:style-name="T14">Protocol</text:span></text:span><text:span text:style-name="None"><text:span text:style-name="T12"> </text:span></text:span><text:span text:style-name="None"><text:span text:style-name="T14">Buffers</text:span></text:span><text:span text:style-name="None"><text:span text:style-name="T12">, OSGi, </text:span></text:span><text:span text:style-name="None"><text:span text:style-name="T1">Cucumber / </text:span></text:span><text:span text:style-name="None"><text:span text:style-name="T3">Gerkin</text:span></text:span><text:span text:style-name="None"><text:span text:style-name="T1">, </text:span></text:span><text:span text:style-name="None"><text:span text:style-name="T8">Wiremock</text:span></text:span><text:span text:style-name="None"><text:span text:style-name="T9">,</text:span></text:span><text:span text:style-name="None"><text:span text:style-name="T1"> </text:span></text:span><text:span text:style-name="None"><text:span text:style-name="T3">Mockito</text:span></text:span><text:span text:style-name="None"><text:span text:style-name="T1">, </text:span></text:span><text:span text:style-name="None"><text:span text:style-name="T3">JUnit</text:span></text:span><text:span text:style-name="None"><text:span text:style-name="T1">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</text:span></text:span><text:span text:style-name="None"><text:span text:style-name="T3">like</text:span></text:span><text:span text:style-name="None"><text:span text:style-name="T2"> </text:span></text:span><text:span text:style-name="None"><text:span text:style-name="T1">Puppet, Zookeeper, Jetty, Tomcat, J-Boss, </text:span></text:span><text:span text:style-name="None"><text:span text:style-name="T2">etc.</text:span></text:span></text:p>
      <text:p text:style-name="P10"><text:span text:style-name="None"><text:span text:style-name="T2"/></text:span></text:p>
      <text:p text:style-name="P10"><text:span text:style-name="None"><text:span text:style-name="T3">I’ve </text:span></text:span><text:span text:style-name="None"><text:span text:style-name="T2">having been coding commercial software since ~1990.</text:span></text:span></text:p>
      <text:p text:style-name="Body"><text:span text:style-name="None"/></text:p>
      <text:p text:style-name="P10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</text:span></text:span><text:span text:style-name="None"><text:span text:style-name="T3">Sun </text:span></text:span><text:span text:style-name="None"><text:span text:style-name="T1">Java Center </text:span></text:span><text:span text:style-name="None"><text:span text:style-name="T2">consult</text:span></text:span><text:span text:style-name="None"><text:span text:style-name="T3">ing group </text:span></text:span><text:span text:style-name="None"><text:span text:style-name="T2">to </text:span></text:span><text:span text:style-name="None"><text:span text:style-name="T3">help </text:span></text:span><text:span text:style-name="None"><text:span text:style-name="T2">their customer, mostly Wall Street, </text:span></text:span><text:span text:style-name="None"><text:span text:style-name="T3">but also </text:span></text:span><text:span text:style-name="None"><text:span text:style-name="T2">silicon valley. <text:s/>We </text:span></text:span><text:span text:style-name="None"><text:span text:style-name="T3">instructed on system </text:span></text:span><text:span text:style-name="None"><text:span text:style-name="T1">architecture, </text:span></text:span><text:span text:style-name="None"><text:span text:style-name="T3">software architecture, software development </text:span></text:span><text:span text:style-name="None"><text:span text:style-name="T1">methodology, </text:span></text:span><text:span text:style-name="None"><text:span text:style-name="T3">a</text:span></text:span><text:span text:style-name="None"><text:span text:style-name="T14">nd coded</text:span></text:span><text:span text:style-name="None"><text:span text:style-name="T12">. </text:span></text:span><text:span text:style-name="None"><text:span text:style-name="T1"><text:s/>Later I worked at </text:span></text:span><text:span text:style-name="None"><text:span text:style-name="T3">PayPal, Tendril,</text:span></text:span><text:span text:style-name="None"><text:span text:style-name="T1"> JDA Software Group, </text:span></text:span><text:span text:style-name="None"><text:span text:style-name="T3">and others</text:span></text:span><text:span text:style-name="None"><text:span text:style-name="T1"> as a </text:span></text:span><text:span text:style-name="None"><text:span text:style-name="T2">lead </text:span></text:span><text:span text:style-name="None"><text:span text:style-name="T3">developer.</text:span></text:span></text:p>
      <text:p text:style-name="Body_20_Text"><text:span text:style-name="None"/></text:p>
      <text:h text:style-name="P19" text:outline-level="2"><text:span text:style-name="None"><text:span text:style-name="T17">Personal Coding Examples</text:span></text:span></text:h>
      <text:list xml:id="list1393095258" text:style-name="L1">
        <text:list-item>
          <text:p text:style-name="P11">Finite State Machine Library</text:p>
          <text:list>
            <text:list-item>
              <text:p text:style-name="P11"><text:a xlink:type="simple" xlink:href="https://github.com/chadwickboggs/fsm" text:style-name="Internet_20_link" text:visited-style-name="Visited_20_Internet_20_Link"><text:span text:style-name="T48">https://github.com/chadwickboggs/fsm</text:span></text:a></text:p>
            </text:list-item>
          </text:list>
        </text:list-item>
        <text:list-item>
          <text:p text:style-name="P11">Crypto – <text:span text:style-name="T52">a </text:span>command-line tool supporting cryptosystem plugins</text:p>
          <text:list>
            <text:list-item>
              <text:list>
                <text:list-item>
                  <text:p text:style-name="P12"><text:a xlink:type="simple" xlink:href="https://github.com/chadwickboggs/crypto" text:style-name="Internet_20_link" text:visited-style-name="Visited_20_Internet_20_Link"><text:span text:style-name="T49">https://github.com/chadwickboggs/crypto</text:span></text:a></text:p>
                </text:list-item>
              </text:list>
            </text:list-item>
            <text:list-item>
              <text:p text:style-name="P13">NtruCryptosystem, <text:span text:style-name="T47">a</text:span> Cr<text:span text:style-name="T47">y</text:span>pto plugin supporting NTRU <text:span text:style-name="T51">(two key) </text:span>cryptography</text:p>
              <text:list>
                <text:list-item>
                  <text:p text:style-name="P13"><text:a xlink:type="simple" xlink:href="https://tbuktu.github.io/ntru" text:style-name="Internet_20_link" text:visited-style-name="Visited_20_Internet_20_Link"><text:span text:style-name="T50">https://tbuktu.github.io/ntru</text:span></text:a></text:p>
                </text:list-item>
              </text:list>
            </text:list-item>
            <text:list-item>
              <text:p text:style-name="P13">XorCryptosystem, <text:span text:style-name="T47">a</text:span> Crypto plugin supporting XOR <text:span text:style-name="T51">(</text:span>single key<text:span text:style-name="T51">)</text:span> cryptography</text:p>
              <text:list>
                <text:list-item>
                  <text:p text:style-name="P13"><text:a xlink:type="simple" xlink:href="https://en.wikipedia.org/wiki/XOR_cipher" text:style-name="Internet_20_link" text:visited-style-name="Visited_20_Internet_20_Link"><text:span text:style-name="T50">https://en.wikipedia.org/wiki/XOR_cipher</text:span></text:a><text:line-break/></text:p>
                </text:list-item>
              </text:list>
            </text:list-item>
          </text:list>
        </text:list-item>
      </text:list>
      <text:h text:style-name="P19" text:outline-level="2"><text:span text:style-name="None"><text:span text:style-name="T16">Employment History</text:span></text:span></text:h>
      <text:h text:style-name="P20" text:outline-level="3"><text:span text:style-name="None"><text:span text:style-name="T31">6/</text:span></text:span><text:span text:style-name="None"><text:span text:style-name="T30">202</text:span></text:span><text:span text:style-name="None"><text:span text:style-name="T31">2</text:span></text:span><text:span text:style-name="None"><text:span text:style-name="T30"> – </text:span></text:span><text:span text:style-name="None"><text:span text:style-name="T31">1</text:span></text:span><text:span text:style-name="None"><text:span text:style-name="T30">/202</text:span></text:span><text:span text:style-name="None"><text:span text:style-name="T31">3</text:span></text:span><text:span text:style-name="None"><text:span text:style-name="T30"> </text:span></text:span><text:span text:style-name="None"><text:span text:style-name="T31">Senior </text:span></text:span><text:span text:style-name="None"><text:span text:style-name="T30">Software </text:span></text:span><text:span text:style-name="None"><text:span text:style-name="T31">Engineer</text:span></text:span><text:span text:style-name="None"><text:span text:style-name="T30">, </text:span></text:span><text:span text:style-name="None"><text:span text:style-name="T31">Global Healthcare Exchange (GHX)</text:span></text:span></text:h>
      <text:list xml:id="list2905650136" text:style-name="L2">
        <text:list-item>
          <text:p text:style-name="P14"><text:span text:style-name="None"><text:span text:style-name="T34">Lead team authoring software connecting hospital ERP and medical equipment purchasing systems to GHX</text:span></text:span><text:span text:style-name="None"><text:span text:style-name="T32">.</text:span></text:span></text:p>
        </text:list-item>
        <text:list-item>
          <text:p text:style-name="P16"><text:span text:style-name="None"><text:span text:style-name="T34">Used AWS EC2, SQS, S3, and Lambdas, Java, Oracle.</text:span></text:span></text:p>
        </text:list-item>
        <text:list-item>
          <text:p text:style-name="P16"><text:span text:style-name="None"><text:span text:style-name="T34">Web Services, FTP, sFTP, HTTP(S), JSON serialization/deserialization, SQL.</text:span></text:span></text:p>
        </text:list-item>
        <text:list-item>
          <text:p text:style-name="P16"><text:span text:style-name="None"><text:span text:style-name="T34">Deployed in 100’s of customer data centers, two week release cadence w/ prod deploy.</text:span></text:span></text:p>
        </text:list-item>
      </text:list>
      <text:p text:style-name="P17"><text:span text:style-name="None"><text:span text:style-name="T32"/></text:span></text:p>
      <text:h text:style-name="P22" text:outline-level="3"><text:soft-page-break/><text:span text:style-name="None"><text:span text:style-name="T30">2020 – 5/2022 Software Developer, PayPal w/ TCS</text:span></text:span></text:h>
      <text:list xml:id="list73315658539335" text:continue-numbering="true" text:style-name="L2">
        <text:list-item>
          <text:p text:style-name="P15"><text:span text:style-name="None"><text:span text:style-name="T32">Implemented direct deposit signup services in Spring Boot.</text:span></text:span></text:p>
        </text:list-item>
        <text:list-item>
          <text:p text:style-name="P15"><text:span text:style-name="None"><text:span text:style-name="T32">Implemented account bank migrations, bank change, for all PayPal accounts in Spring Batch.</text:span></text:span></text:p>
        </text:list-item>
      </text:list>
      <text:h text:style-name="P22" text:outline-level="3"><text:span text:style-name="None"><text:span text:style-name="T32">Maintained and implemented feature enhancements to a batch merchan</text:span></text:span><text:span text:style-name="None"><text:span text:style-name="T33">t</text:span></text:span><text:span text:style-name="None"><text:span text:style-name="T32"> report generation system.</text:span></text:span></text:h>
      <text:p text:style-name="P18"><text:span text:style-name="None"><text:span text:style-name="T32"/></text:span></text:p>
      <text:h text:style-name="P22" text:outline-level="3"><text:span text:style-name="None"><text:span text:style-name="T29">1</text:span></text:span><text:span text:style-name="None"><text:span text:style-name="T23">/1</text:span></text:span><text:span text:style-name="None"><text:span text:style-name="T24">0</text:span></text:span><text:span text:style-name="None"><text:span text:style-name="T23">/201</text:span></text:span><text:span text:style-name="None"><text:span text:style-name="T29">9</text:span></text:span><text:span text:style-name="None"><text:span text:style-name="T23">-</text:span></text:span><text:span text:style-name="None"><text:span text:style-name="T29">10</text:span></text:span><text:span text:style-name="None"><text:span text:style-name="T20">/1/</text:span></text:span><text:span text:style-name="None"><text:span text:style-name="T23">201</text:span></text:span><text:span text:style-name="None"><text:span text:style-name="T29">9</text:span></text:span><text:span text:style-name="None"><text:span text:style-name="T20"> Software Engineer</text:span></text:span><text:span text:style-name="None"><text:span text:style-name="T23">, </text:span></text:span><text:span text:style-name="None"><text:span text:style-name="T24">Arris/</text:span></text:span><text:span text:style-name="None"><text:span text:style-name="T23">Com</text:span></text:span><text:span text:style-name="None"><text:span text:style-name="T29">mscope</text:span></text:span></text:h>
      <text:list xml:id="list2714419625" text:style-name="WW8Num1">
        <text:list-item>
          <text:list>
            <text:list-item>
              <text:p text:style-name="P7"><text:span text:style-name="T35">Updated the video catalog and merchandising backend originally authored by Motorola for Bouygues Telecom, France</text:span><text:span text:style-name="T41">.</text:span></text:p>
            </text:list-item>
            <text:list-item>
              <text:p text:style-name="P8"><text:span text:style-name="T42">Java EE, Wild</text:span><text:span text:style-name="T36">F</text:span><text:span text:style-name="T42">ly, Glass</text:span><text:span text:style-name="T36">F</text:span><text:span text:style-name="T42">ish, Web</text:span><text:span text:style-name="T36">S</text:span><text:span text:style-name="T42">phere, REST, Wiremock, Mockito, Postman, Wireshark.</text:span></text:p>
            </text:list-item>
          </text:list>
        </text:list-item>
      </text:list>
      <text:p text:style-name="P3"/>
      <text:h text:style-name="P21" text:outline-level="3"><text:span text:style-name="None"><text:span text:style-name="T20">1</text:span></text:span><text:span text:style-name="None"><text:span text:style-name="T23">/1/201</text:span></text:span><text:span text:style-name="None"><text:span text:style-name="T20">8</text:span></text:span><text:span text:style-name="None"><text:span text:style-name="T23">-</text:span></text:span><text:span text:style-name="None"><text:span text:style-name="T20">4/1/</text:span></text:span><text:span text:style-name="None"><text:span text:style-name="T23">201</text:span></text:span><text:span text:style-name="None"><text:span text:style-name="T20">8 Software Engineer</text:span></text:span><text:span text:style-name="None"><text:span text:style-name="T23">, Comcast, Corp.</text:span></text:span></text:h>
      <text:list xml:id="list73315556334169" text:continue-numbering="true" text:style-name="WW8Num1">
        <text:list-item>
          <text:list>
            <text:list-item>
              <text:p text:style-name="P9"><text:span text:style-name="T1">Updated one Java system to Docker/Kubernetes,</text:span><text:span text:style-name="T39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2"/>
      <text:h text:style-name="Heading_20_3" text:outline-level="3"><text:span text:style-name="None"><text:span text:style-name="T37">1/4/2016-12/31/2017 Software Engineer</text:span></text:span><text:span text:style-name="None"><text:span text:style-name="T38">, Charter Communications.</text:span></text:span></text:h>
      <text:list xml:id="list73314879173634" text:continue-numbering="true" text:style-name="WW8Num1">
        <text:list-item>
          <text:list>
            <text:list-item>
              <text:p text:style-name="P6"><text:span text:style-name="T1">Maintained 100+ Java micro-services, added new micro-services all in</text:span><text:span text:style-name="T8"> Amazon Web Services</text:span><text:span text:style-name="T1">.</text:span></text:p>
            </text:list-item>
            <text:list-item>
              <text:p text:style-name="P6"><text:span text:style-name="T40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9">9/1/2014-2015 Software Engineer</text:span></text:span><text:span text:style-name="None"><text:span text:style-name="T18">, Comcast, Corp.</text:span></text:span></text:h>
      <text:list xml:id="list73315378041303" text:continue-numbering="true" text:style-name="WW8Num1">
        <text:list-item>
          <text:list>
            <text:list-item>
              <text:p text:style-name="P6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pan text:style-name="None"><text:span text:style-name="T18">2</text:span></text:span><text:span text:style-name="None"><text:span text:style-name="T19">/1/2014-5/1/2014 Software Engineer</text:span></text:span><text:span text:style-name="None"><text:span text:style-name="T18">, Tendril, Inc.</text:span></text:span></text:h>
      <text:list xml:id="list73315922120670" text:continue-numbering="true" text:style-name="WW8Num1">
        <text:list-item>
          <text:list>
            <text:list-item>
              <text:p text:style-name="P6"><text:span text:style-name="None"><text:span text:style-name="T26">Back-end dev-ops programmer on SOA Finagle+Protobuf+Cloud Java/Scala micro-services</text:span></text:span><text:span text:style-name="None"><text:span text:style-name="T25">.</text:span></text:span></text:p>
            </text:list-item>
            <text:list-item>
              <text:p text:style-name="P6"><text:span text:style-name="None"><text:span text:style-name="T26">Atlassian, Cucumber BDD, PostgreSQL, Hadoop, Hibernate, Scala, Intelli-J IDEA, Git</text:span></text:span><text:span text:style-name="None"><text:span text:style-name="T25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9">2/1/2010-12/31/2013 Senior Software Engineer, JDA Software Group, Inc. which merged with RedPrairie, Corp. formerly StorePerform, Inc.</text:span></text:span></text:h>
      <text:list xml:id="list73315943457772" text:continue-numbering="true" text:style-name="WW8Num1">
        <text:list-item>
          <text:list>
            <text:list-item>
              <text:p text:style-name="P6"><text:span text:style-name="None"><text:span text:style-name="T26">Project Lead for integration of iOS, Android mobile task system with legacy web-based system</text:span></text:span></text:p>
            </text:list-item>
            <text:list-item>
              <text:p text:style-name="P6"><text:span text:style-name="None"><text:span text:style-name="T26">Tasks roughly are E-mail messages enhanced for distributing and tracking business actions.</text:span></text:span></text:p>
            </text:list-item>
            <text:list-item>
              <text:p text:style-name="P6"><text:span text:style-name="None"><text:span text:style-name="T26">Customers included Fortune-500 companies. Scalability, performance were significant.</text:span></text:span></text:p>
            </text:list-item>
            <text:list-item>
              <text:p text:style-name="P6"><text:span text:style-name="None"><text:span text:style-name="T26">Technologies: OSGi, Gradle, Git, and Sql Server, Git, Mercurial, Subversion, CVS</text:span></text:span><text:span text:style-name="None"><text:span text:style-name="T25">.</text:span></text:span></text:p>
            </text:list-item>
            <text:list-item>
              <text:p text:style-name="P6"><text:span text:style-name="None"><text:span text:style-name="T26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9">2008-2009 Independent Software Development Consultant &amp; Sun Java Consultant</text:span></text:span></text:h>
      <text:list xml:id="list73315250198822" text:continue-numbering="true" text:style-name="WW8Num1">
        <text:list-item>
          <text:list>
            <text:list-item>
              <text:p text:style-name="P6"><text:span text:style-name="None"><text:span text:style-name="T26">Extended and maintained a JEE merchandise inventory system with MySQL DB, Java, Spring</text:span></text:span><text:span text:style-name="None"><text:span text:style-name="T25">.</text:span></text:span></text:p>
            </text:list-item>
            <text:list-item>
              <text:p text:style-name="P6"><text:soft-page-break/><text:span text:style-name="None"><text:span text:style-name="T26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9">2007 Chief Operation Officer, Evolution Hosting, Inc.</text:span></text:span></text:h>
      <text:list xml:id="list73314375957588" text:continue-numbering="true" text:style-name="WW8Num1">
        <text:list-item>
          <text:list>
            <text:list-item>
              <text:p text:style-name="P6"><text:span text:style-name="None"><text:span text:style-name="T26">Viawest data center Linux servers for J2EE applications with Java management software, Java, Linux, VMware, Zen, Amazon Web Services</text:span></text:span><text:span text:style-name="None"><text:span text:style-name="T25">.</text:span></text:span></text:p>
            </text:list-item>
            <text:list-item>
              <text:p text:style-name="P6"><text:span text:style-name="None"><text:span text:style-name="T26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9">2004-2007 Independent Software Development Consultant &amp; Sun Java Consultant</text:span></text:span></text:h>
      <text:list xml:id="list73315889869684" text:continue-numbering="true" text:style-name="WW8Num1">
        <text:list-item>
          <text:list>
            <text:list-item>
              <text:p text:style-name="P6"><text:span text:style-name="None"><text:span text:style-name="T26">Created NIO client with could reach 100 Mb/s scale message rates.</text:span></text:span></text:p>
            </text:list-item>
            <text:list-item>
              <text:p text:style-name="P6"><text:span text:style-name="None"><text:span text:style-name="T26">Created new web sites, Java</text:span></text:span><text:span text:style-name="None"><text:span text:style-name="T25">.</text:span></text:span></text:p>
            </text:list-item>
            <text:list-item>
              <text:p text:style-name="P6"><text:span text:style-name="None"><text:span text:style-name="T26">Consulted at eBay, Frontier Airlines, Bell South, Skyway representing Sun Microsystems, Inc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9">2002-2004 Senior Software Architect</text:span></text:span><text:span text:style-name="None"><text:span text:style-name="T21">, Packexpo, Inc.</text:span></text:span></text:h>
      <text:list xml:id="list73314397897237" text:continue-numbering="true" text:style-name="WW8Num1">
        <text:list-item>
          <text:list>
            <text:list-item>
              <text:p text:style-name="P6"><text:span text:style-name="None"><text:span text:style-name="T26">Created a reporting systems for packaging advertising services.</text:span></text:span></text:p>
            </text:list-item>
            <text:list-item>
              <text:p text:style-name="P6"><text:span text:style-name="None"><text:span text:style-name="T26">Maintained packaging advertising web site.</text:span></text:span></text:p>
            </text:list-item>
            <text:list-item>
              <text:p text:style-name="P6"><text:span text:style-name="None"><text:span text:style-name="T26">Technologies: JBoss, Linux, MySQL, Intelli-J, BeanShell, JSP, Lzop'ed data stream for large DB backups over NFS mounts, Java, Groovy</text:span></text:span><text:span text:style-name="None"><text:span text:style-name="T25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22">1999-2002 Java Consultant</text:span></text:span><text:span text:style-name="None"><text:span text:style-name="T19">, Sun Java Center, Sun Microsystems, Inc.</text:span></text:span></text:h>
      <text:list xml:id="list73315610321793" text:continue-numbering="true" text:style-name="WW8Num1">
        <text:list-item>
          <text:list>
            <text:list-item>
              <text:p text:style-name="P6"><text:span text:style-name="None"><text:span text:style-name="T26">Represented Sun for RUP, UP, SunTone, OOA&amp;D mentoring and J2EE coding, Java, SCCS, Teamware, RCS, Solaris, Java</text:span></text:span><text:span text:style-name="None"><text:span text:style-name="T25">.</text:span></text:span></text:p>
            </text:list-item>
            <text:list-item>
              <text:p text:style-name="P6"><text:span text:style-name="None"><text:span text:style-name="T27">Consulted at Citigroup, Vanguard Fiduciary Trust, Credit Suisse.</text:span></text:span></text:p>
            </text:list-item>
            <text:list-item>
              <text:p text:style-name="P6"><text:span text:style-name="None"><text:span text:style-name="T26">Performed an Architecture Assessment recommending SOA and JEE which later was followed as advised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9">1998-1999 Java Developer, Sun Educational Services, Sun Microsystems, Inc.</text:span></text:span></text:h>
      <text:list xml:id="list73315446576159" text:continue-numbering="true" text:style-name="WW8Num1">
        <text:list-item>
          <text:list>
            <text:list-item>
              <text:p text:style-name="P6"><text:span text:style-name="None"><text:span text:style-name="T26">Created web-based and Swing computer assisted training systems.</text:span></text:span></text:p>
            </text:list-item>
            <text:list-item>
              <text:p text:style-name="P6"><text:span text:style-name="None"><text:span text:style-name="T26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8">Education, Certifications, Patents</text:span></text:span></text:h>
      <text:list xml:id="list73314295939444" text:continue-numbering="true" text:style-name="WW8Num1">
        <text:list-item>
          <text:list>
            <text:list-item>
              <text:p text:style-name="P6"><text:span text:style-name="None"><text:span text:style-name="T26">Sun Certified Java Developer</text:span></text:span></text:p>
            </text:list-item>
            <text:list-item>
              <text:p text:style-name="P6"><text:span text:style-name="None"><text:span text:style-name="T26">Sun Certified Java Programmer</text:span></text:span></text:p>
            </text:list-item>
            <text:list-item>
              <text:p text:style-name="P6"><text:span text:style-name="None"><text:span text:style-name="T16">Patent:</text:span></text:span><text:span text:style-name="None"><text:span text:style-name="T15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5"> </text:span></text:span><text:span text:style-name="None"><text:span text:style-name="T16">Search engine interface and method of controlling client searches</text:span></text:span></text:p>
            </text:list-item>
            <text:list-item>
              <text:p text:style-name="P6"><text:span text:style-name="None"><text:span text:style-name="T26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3-01-20T07:33:13.826219285</dc:date>
    <meta:editing-duration>PT1H6M22S</meta:editing-duration>
    <meta:editing-cycles>28</meta:editing-cycles>
    <dc:creator>Tiffany Timbric</dc:creator>
    <meta:document-statistic meta:table-count="0" meta:image-count="0" meta:object-count="0" meta:page-count="3" meta:paragraph-count="70" meta:word-count="784" meta:character-count="5772" meta:non-whitespace-character-count="5098"/>
  </office:meta>
</office:document-meta>
</file>